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4fac6" style:font-name-asian="Noto Sans CJK SC Regular" style:font-size-asian="12pt" style:font-name-complex="FreeSans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officeooo:rsid="00228538" officeooo:paragraph-rsid="0004fac6" style:font-name-asian="Noto Sans CJK SC Regular" style:font-size-asian="12pt" style:font-name-complex="FreeSans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4fac6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1" fo:font-size="12pt" fo:language="uk" fo:country="UA" officeooo:paragraph-rsid="0004fac6" style:font-size-asian="12pt" style:font-size-complex="12pt"/>
    </style:style>
    <style:style style:name="P5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1" fo:font-size="12pt" fo:language="uk" fo:country="UA" officeooo:rsid="001bfcd0" officeooo:paragraph-rsid="0005d324" style:font-size-asian="12pt" style:font-size-complex="12pt"/>
    </style:style>
    <style:style style:name="P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4fac6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5d324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e39c4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624d2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721f4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4fac6" style:font-name-asian="Noto Sans CJK SC Regular" style:font-size-asian="12pt" style:font-name-complex="FreeSans" style:font-size-complex="12pt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5d324" style:font-name-asian="Noto Sans CJK SC Regular" style:font-size-asian="12pt" style:font-name-complex="FreeSans" style:font-size-complex="12pt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05430" style:font-name-asian="Noto Sans CJK SC Regular" style:font-size-asian="12pt" style:font-name-complex="FreeSans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242283" officeooo:paragraph-rsid="00074ed0" style:font-name-asian="Noto Sans CJK SC Regular" style:font-size-asian="12pt" style:font-name-complex="FreeSans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04fac6" style:font-size-asian="12pt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105430" style:font-size-asian="12pt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rsid="001a6335" officeooo:paragraph-rsid="00105430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3c7d60" officeooo:paragraph-rsid="0005d324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2634e1" officeooo:paragraph-rsid="0004fac6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2ecd8f" officeooo:paragraph-rsid="0004fac6" style:font-style-asian="normal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2ecd8f" officeooo:paragraph-rsid="00065bc9" style:font-style-asian="normal" style:font-style-complex="normal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3a15b" officeooo:paragraph-rsid="0004fac6" style:font-style-asian="normal" style:font-style-complex="normal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05d324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normal" officeooo:rsid="002634e1" officeooo:paragraph-rsid="0004fac6" style:font-name-asian="Noto Sans CJK SC Regular" style:font-size-asian="12pt" style:font-style-asian="normal" style:font-name-complex="FreeSans" style:font-size-complex="12pt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normal" officeooo:rsid="00331474" officeooo:paragraph-rsid="0004fac6" style:font-name-asian="Noto Sans CJK SC Regular" style:font-size-asian="12pt" style:font-style-asian="normal" style:font-name-complex="FreeSans" style:font-size-complex="12pt" style:font-style-complex="normal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105430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Noto Sans CJK SC Regular" style:font-style-asian="italic" style:font-name-complex="FreeSans" style:font-style-complex="italic"/>
    </style:style>
    <style:style style:name="T3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4" style:family="text">
      <style:text-properties officeooo:rsid="004502e3"/>
    </style:style>
    <style:style style:name="T5" style:family="text">
      <style:text-properties style:text-position="sub 58%" style:font-name-asian="Noto Sans CJK SC Regular" style:font-name-complex="FreeSans"/>
    </style:style>
    <style:style style:name="T6" style:family="text">
      <style:text-properties style:text-position="sub 58%" officeooo:rsid="004502e3" style:font-name-asian="Noto Sans CJK SC Regular" style:font-name-complex="FreeSans"/>
    </style:style>
    <style:style style:name="T7" style:family="text">
      <style:text-properties style:text-position="sub 58%" officeooo:rsid="001a6335" style:font-name-asian="Noto Sans CJK SC Regular" style:font-name-complex="FreeSans"/>
    </style:style>
    <style:style style:name="T8" style:family="text">
      <style:text-properties style:text-position="sub 58%" fo:font-style="normal" style:font-style-asian="normal" style:font-style-complex="normal"/>
    </style:style>
    <style:style style:name="T9" style:family="text">
      <style:text-properties style:text-position="sub 58%" fo:font-style="normal" officeooo:rsid="000c6998" style:font-name-asian="Symbola" style:font-style-asian="normal" style:font-name-complex="Symbola" style:font-style-complex="normal"/>
    </style:style>
    <style:style style:name="T10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1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2" style:family="text">
      <style:text-properties style:text-position="sub 58%" fo:font-size="12pt" fo:language="uk" fo:country="UA" officeooo:rsid="00246311" style:font-name-asian="Noto Sans CJK SC Regular" style:font-size-asian="12pt" style:font-name-complex="FreeSans" style:font-size-complex="12pt"/>
    </style:style>
    <style:style style:name="T13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4" style:family="text">
      <style:text-properties style:text-position="sub 58%" fo:font-size="12pt" fo:language="uk" fo:country="UA" officeooo:rsid="0015a149" style:font-name-asian="Noto Sans CJK SC Regular" style:font-size-asian="12pt" style:font-name-complex="FreeSans" style:font-size-complex="12pt"/>
    </style:style>
    <style:style style:name="T15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sub 58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05d324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9" style:family="text">
      <style:text-properties style:text-position="sub 58%" fo:font-size="12pt" fo:language="uk" fo:country="UA" officeooo:rsid="0040232e" style:font-name-asian="Times New Roman" style:font-size-asian="12pt" style:font-name-complex="Times New Roman" style:font-size-complex="12pt"/>
    </style:style>
    <style:style style:name="T30" style:family="text">
      <style:text-properties style:text-position="sub 58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31" style:family="text">
      <style:text-properties style:text-position="sub 58%" fo:language="uk" fo:country="UA" fo:font-style="normal" officeooo:rsid="000624d2" style:font-name-asian="Noto Sans CJK SC Regular" style:font-style-asian="normal" style:font-name-complex="FreeSans" style:font-style-complex="normal"/>
    </style:style>
    <style:style style:name="T32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33" style:family="text">
      <style:text-properties style:text-position="sub 58%" fo:language="uk" fo:country="UA" officeooo:rsid="000c6998" style:font-name-asian="Noto Sans CJK SC Regular" style:font-name-complex="FreeSans"/>
    </style:style>
    <style:style style:name="T34" style:family="text">
      <style:text-properties style:text-position="sub 58%" officeooo:rsid="000c6998"/>
    </style:style>
    <style:style style:name="T35" style:family="text">
      <style:text-properties style:font-name-asian="Noto Sans CJK SC Regular" style:font-name-complex="FreeSans"/>
    </style:style>
    <style:style style:name="T36" style:family="text">
      <style:text-properties officeooo:rsid="004502e3" style:font-name-asian="Noto Sans CJK SC Regular" style:font-name-complex="FreeSans"/>
    </style:style>
    <style:style style:name="T37" style:family="text">
      <style:text-properties officeooo:rsid="0046f8b1" style:font-name-asian="Noto Sans CJK SC Regular" style:font-name-complex="FreeSans"/>
    </style:style>
    <style:style style:name="T38" style:family="text">
      <style:text-properties officeooo:rsid="001dc853" style:font-name-asian="Noto Sans CJK SC Regular" style:font-name-complex="FreeSans"/>
    </style:style>
    <style:style style:name="T39" style:family="text">
      <style:text-properties officeooo:rsid="001a6335" style:font-name-asian="Noto Sans CJK SC Regular" style:font-name-complex="FreeSans"/>
    </style:style>
    <style:style style:name="T40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41" style:family="text">
      <style:text-properties fo:font-style="normal" officeooo:rsid="000d2bcb" style:font-style-asian="normal" style:font-style-complex="normal"/>
    </style:style>
    <style:style style:name="T42" style:family="text">
      <style:text-properties style:text-position="0% 100%"/>
    </style:style>
    <style:style style:name="T43" style:family="text">
      <style:text-properties style:text-position="0% 100%" fo:font-style="normal" officeooo:rsid="001dc853" style:font-name-asian="Noto Sans CJK SC Regular" style:font-style-asian="normal" style:font-name-complex="FreeSans" style:font-style-complex="normal"/>
    </style:style>
    <style:style style:name="T44" style:family="text">
      <style:text-properties style:text-position="0% 100%" fo:font-style="normal" officeooo:rsid="00331474" style:font-name-asian="Noto Sans CJK SC Regular" style:font-style-asian="normal" style:font-name-complex="FreeSans" style:font-style-complex="normal"/>
    </style:style>
    <style:style style:name="T45" style:family="text">
      <style:text-properties style:text-position="0% 100%" fo:font-style="normal" style:font-style-asian="normal" style:font-style-complex="normal"/>
    </style:style>
    <style:style style:name="T46" style:family="text">
      <style:text-properties style:text-position="0% 100%" fo:font-style="normal" officeooo:rsid="001dc853" style:font-style-asian="normal" style:font-style-complex="normal"/>
    </style:style>
    <style:style style:name="T47" style:family="text">
      <style:text-properties style:text-position="0% 100%" fo:font-style="normal" officeooo:rsid="00331474" style:font-style-asian="normal" style:font-style-complex="normal"/>
    </style:style>
    <style:style style:name="T48" style:family="text">
      <style:text-properties style:text-position="0% 100%" fo:font-style="normal" officeooo:rsid="00228538" style:font-style-asian="normal" style:font-style-complex="normal"/>
    </style:style>
    <style:style style:name="T49" style:family="text">
      <style:text-properties style:text-position="0% 100%" fo:font-style="normal" officeooo:rsid="002452e3" style:font-style-asian="normal" style:font-style-complex="normal"/>
    </style:style>
    <style:style style:name="T50" style:family="text">
      <style:text-properties style:text-position="0% 100%" fo:font-style="normal" officeooo:rsid="0029c710" style:font-style-asian="normal" style:font-style-complex="normal"/>
    </style:style>
    <style:style style:name="T51" style:family="text">
      <style:text-properties style:text-position="0% 100%" fo:font-style="normal" officeooo:rsid="001dc853" style:font-name-asian="Times New Roman" style:font-style-asian="normal" style:font-name-complex="Times New Roman" style:font-style-complex="normal"/>
    </style:style>
    <style:style style:name="T52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53" style:family="text">
      <style:text-properties style:text-position="0% 100%" fo:font-style="normal" officeooo:rsid="0023608f" style:font-name-asian="Symbol" style:font-style-asian="normal" style:font-name-complex="Symbol1" style:font-style-complex="normal"/>
    </style:style>
    <style:style style:name="T54" style:family="text">
      <style:text-properties style:text-position="0% 100%" fo:font-style="normal" officeooo:rsid="001dc853" style:font-name-asian="Symbola" style:font-style-asian="normal" style:font-name-complex="Symbola" style:font-style-complex="normal"/>
    </style:style>
    <style:style style:name="T55" style:family="text">
      <style:text-properties style:text-position="0% 100%" fo:font-style="normal" officeooo:rsid="000c6998" style:font-name-asian="Symbola" style:font-style-asian="normal" style:font-name-complex="Symbola" style:font-style-complex="normal"/>
    </style:style>
    <style:style style:name="T56" style:family="text">
      <style:text-properties style:text-position="0% 100%" officeooo:rsid="001dc853" style:font-name-asian="Symbola" style:font-name-complex="Symbola"/>
    </style:style>
    <style:style style:name="T57" style:family="text">
      <style:text-properties style:text-position="0% 100%" officeooo:rsid="001dc853" style:font-name-asian="Times New Roman" style:font-name-complex="Times New Roman"/>
    </style:style>
    <style:style style:name="T58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59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60" style:family="text">
      <style:text-properties style:text-position="0% 100%" fo:font-style="italic" style:font-style-asian="italic" style:font-style-complex="italic"/>
    </style:style>
    <style:style style:name="T61" style:family="text">
      <style:text-properties style:text-position="0% 100%" fo:font-style="italic" officeooo:rsid="00228538" style:font-style-asian="italic" style:font-style-complex="italic"/>
    </style:style>
    <style:style style:name="T62" style:family="text">
      <style:text-properties style:text-position="0% 100%" fo:font-style="italic" officeooo:rsid="0005d324" style:font-style-asian="italic" style:font-style-complex="italic"/>
    </style:style>
    <style:style style:name="T63" style:family="text">
      <style:text-properties style:text-position="0% 100%" fo:font-style="italic" officeooo:rsid="00074ed0" style:font-style-asian="italic" style:font-style-complex="italic"/>
    </style:style>
    <style:style style:name="T64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65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66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67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68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69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70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71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72" style:family="text">
      <style:text-properties style:text-position="0% 100%" fo:font-size="12pt" fo:language="uk" fo:country="UA" officeooo:rsid="0016db03" style:font-name-asian="Noto Sans CJK SC Regular" style:font-size-asian="12pt" style:font-name-complex="FreeSans" style:font-size-complex="12pt"/>
    </style:style>
    <style:style style:name="T73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74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75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76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77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78" style:family="text">
      <style:text-properties style:text-position="0% 100%" fo:font-size="12pt" fo:language="uk" fo:country="UA" officeooo:rsid="001a6335" style:font-name-asian="Noto Sans CJK SC Regular" style:font-size-asian="12pt" style:font-name-complex="FreeSans" style:font-size-complex="12pt"/>
    </style:style>
    <style:style style:name="T79" style:family="text">
      <style:text-properties style:text-position="0% 100%" fo:font-size="12pt" fo:language="uk" fo:country="UA" officeooo:rsid="00081cbf" style:font-name-asian="Noto Sans CJK SC Regular" style:font-size-asian="12pt" style:font-name-complex="FreeSans" style:font-size-complex="12pt"/>
    </style:style>
    <style:style style:name="T80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81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82" style:family="text">
      <style:text-properties style:text-position="0% 100%" fo:font-size="12pt" fo:language="uk" fo:country="UA" officeooo:rsid="0005d324" style:font-name-asian="Noto Sans CJK SC Regular" style:font-size-asian="12pt" style:font-name-complex="FreeSans" style:font-size-complex="12pt"/>
    </style:style>
    <style:style style:name="T83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84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85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86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87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88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89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90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91" style:family="text">
      <style:text-properties style:text-position="0% 100%" fo:font-size="12pt" fo:language="uk" fo:country="UA" fo:font-style="italic" officeooo:rsid="002cf273" style:font-name-asian="Noto Sans CJK SC Regular" style:font-size-asian="12pt" style:font-style-asian="italic" style:font-name-complex="FreeSans" style:font-size-complex="12pt" style:font-style-complex="italic"/>
    </style:style>
    <style:style style:name="T92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93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94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95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96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1" style:font-size-complex="12pt" style:font-style-complex="italic"/>
    </style:style>
    <style:style style:name="T97" style:family="text">
      <style:text-properties style:text-position="0% 100%" fo:font-size="12pt" fo:language="uk" fo:country="UA" fo:font-style="italic" officeooo:rsid="003e152a" style:font-name-asian="Times New Roman" style:font-size-asian="12pt" style:font-style-asian="italic" style:font-name-complex="Times New Roman" style:font-size-complex="12pt" style:font-style-complex="italic"/>
    </style:style>
    <style:style style:name="T98" style:family="text">
      <style:text-properties style:text-position="0% 100%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99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100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101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102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03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04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05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06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07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08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175a9b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51c548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11485b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0624d2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0869b5" style:font-name-asian="Noto Sans CJK SC Regular" style:font-size-asian="12pt" style:font-style-asian="normal" style:font-name-complex="FreeSans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39" style:family="text">
      <style:text-properties style:text-position="0% 100%" fo:font-size="12pt" fo:language="uk" fo:country="UA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3e3f3a" style:font-name-asian="Times New Roman" style:font-size-asian="12pt" style:font-style-asian="normal" style:font-name-complex="Times New Roman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3f9084" style:font-name-asian="Times New Roman" style:font-size-asian="12pt" style:font-style-asian="normal" style:font-name-complex="Times New Roman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44" style:family="text">
      <style:text-properties style:text-position="0% 100%" fo:font-size="12pt" fo:language="uk" fo:country="UA" fo:font-style="normal" officeooo:rsid="0041c6eb" style:font-name-asian="Times New Roman" style:font-size-asian="12pt" style:font-style-asian="normal" style:font-name-complex="Times New Roman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1dc853" style:font-name-asian="Times New Roman" style:font-size-asian="12pt" style:font-style-asian="normal" style:font-name-complex="Times New Roman" style:font-size-complex="12pt" style:font-style-complex="normal"/>
    </style:style>
    <style:style style:name="T146" style:family="text">
      <style:text-properties style:text-position="0% 100%" fo:font-size="12pt" fo:language="uk" fo:country="UA" fo:font-style="normal" officeooo:rsid="0036f0c3" style:font-name-asian="Times New Roman" style:font-size-asian="12pt" style:font-style-asian="normal" style:font-name-complex="Times New Roman" style:font-size-complex="12pt" style:font-style-complex="normal"/>
    </style:style>
    <style:style style:name="T147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48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49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150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51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52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53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54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55" style:family="text">
      <style:text-properties style:text-position="0% 100%" fo:font-size="12pt" fo:language="uk" fo:country="UA" officeooo:rsid="0040232e" style:font-name-asian="Times New Roman" style:font-size-asian="12pt" style:font-name-complex="Times New Roman" style:font-size-complex="12pt"/>
    </style:style>
    <style:style style:name="T156" style:family="text">
      <style:text-properties style:text-position="0% 100%" fo:font-size="12pt" fo:language="uk" fo:country="UA" officeooo:rsid="0039020e" style:font-name-asian="Times New Roman" style:font-size-asian="12pt" style:font-name-complex="Times New Roman" style:font-size-complex="12pt"/>
    </style:style>
    <style:style style:name="T157" style:family="text">
      <style:text-properties style:text-position="0% 100%" fo:font-size="12pt" fo:language="uk" fo:country="UA" officeooo:rsid="00141df2" style:font-name-asian="Times New Roman" style:font-size-asian="12pt" style:font-name-complex="Times New Roman" style:font-size-complex="12pt"/>
    </style:style>
    <style:style style:name="T158" style:family="text">
      <style:text-properties style:text-position="0% 100%" fo:font-size="12pt" fo:language="uk" fo:country="UA" officeooo:rsid="0041c6eb" style:font-name-asian="Times New Roman" style:font-size-asian="12pt" style:font-name-complex="Times New Roman" style:font-size-complex="12pt"/>
    </style:style>
    <style:style style:name="T159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60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161" style:family="text">
      <style:text-properties style:text-position="0% 100%" fo:font-size="12pt" fo:language="uk" fo:country="UA" officeooo:rsid="0015a149" style:font-name-asian="Symbola" style:font-size-asian="12pt" style:font-name-complex="Symbola" style:font-size-complex="12pt"/>
    </style:style>
    <style:style style:name="T162" style:family="text">
      <style:text-properties style:text-position="0% 100%" style:font-name="Times New Roman1" fo:font-size="12pt" fo:language="uk" fo:country="UA" officeooo:rsid="003a947a" style:font-name-asian="Noto Sans CJK SC Regular" style:font-size-asian="12pt" style:font-name-complex="FreeSans" style:font-size-complex="12pt"/>
    </style:style>
    <style:style style:name="T163" style:family="text">
      <style:text-properties style:text-position="0% 100%" style:font-name="Times New Roman1" fo:font-size="12pt" fo:language="uk" fo:country="UA" officeooo:rsid="003c7d60" style:font-name-asian="Noto Sans CJK SC Regular" style:font-size-asian="12pt" style:font-name-complex="FreeSans" style:font-size-complex="12pt"/>
    </style:style>
    <style:style style:name="T164" style:family="text">
      <style:text-properties style:text-position="0% 100%" style:font-name="Times New Roman1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65" style:family="text">
      <style:text-properties style:text-position="0% 100%" style:font-name="Times New Roman1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66" style:family="text">
      <style:text-properties style:text-position="0% 100%" style:font-name="Times New Roman1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167" style:family="text">
      <style:text-properties style:text-position="0% 100%" style:font-name="Times New Roman1" fo:font-size="12pt" fo:language="uk" fo:country="UA" fo:font-style="italic" officeooo:rsid="003c7d60" style:font-name-asian="Times New Roman" style:font-size-asian="12pt" style:font-style-asian="italic" style:font-name-complex="Times New Roman" style:font-size-complex="12pt" style:font-style-complex="italic"/>
    </style:style>
    <style:style style:name="T168" style:family="text">
      <style:text-properties style:text-position="0% 100%" style:font-name="Times New Roman1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69" style:family="text">
      <style:text-properties style:text-position="0% 100%" style:font-name="Times New Roman1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70" style:family="text">
      <style:text-properties style:text-position="0% 100%" style:font-name="Times New Roman1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171" style:family="text">
      <style:text-properties style:text-position="0% 100%" style:font-name="Times New Roman1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72" style:family="text">
      <style:text-properties style:text-position="0% 100%" officeooo:rsid="001bfcd0"/>
    </style:style>
    <style:style style:name="T173" style:family="text">
      <style:text-properties style:text-position="0% 100%" officeooo:rsid="00228538"/>
    </style:style>
    <style:style style:name="T174" style:family="text">
      <style:text-properties style:text-position="0% 100%" officeooo:rsid="0023608f"/>
    </style:style>
    <style:style style:name="T175" style:family="text">
      <style:text-properties style:text-position="0% 100%" officeooo:rsid="00242283"/>
    </style:style>
    <style:style style:name="T176" style:family="text">
      <style:text-properties style:text-position="0% 100%" style:font-name="Times New Roman" officeooo:rsid="0011485b" style:font-name-asian="Times New Roman" style:font-name-complex="Times New Roman"/>
    </style:style>
    <style:style style:name="T177" style:family="text">
      <style:text-properties style:text-position="0% 100%" style:font-name="Times New Roman" fo:font-size="12pt" fo:language="uk" fo:country="UA" fo:font-style="normal" officeooo:rsid="00238eae" style:font-name-asian="Times New Roman" style:font-size-asian="12pt" style:font-style-asian="normal" style:font-name-complex="Times New Roman" style:font-size-complex="12pt" style:font-style-complex="normal"/>
    </style:style>
    <style:style style:name="T178" style:family="text">
      <style:text-properties style:text-position="0% 100%" style:font-name="Times New Roman" fo:font-size="12pt" fo:language="uk" fo:country="UA" fo:font-style="italic" officeooo:rsid="000624d2" style:font-name-asian="Times New Roman" style:font-size-asian="12pt" style:font-style-asian="italic" style:font-name-complex="Times New Roman" style:font-size-complex="12pt" style:font-style-complex="italic"/>
    </style:style>
    <style:style style:name="T179" style:family="text">
      <style:text-properties style:text-position="0% 100%" style:font-name="Times New Roman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80" style:family="text">
      <style:text-properties style:text-position="0% 100%" style:font-name="Times New Roman" fo:language="uk" fo:country="UA" fo:font-style="normal" officeooo:rsid="000624d2" style:font-name-asian="Times New Roman" style:font-style-asian="normal" style:font-name-complex="Times New Roman" style:font-style-complex="normal"/>
    </style:style>
    <style:style style:name="T181" style:family="text">
      <style:text-properties style:text-position="0% 100%" officeooo:rsid="002634e1"/>
    </style:style>
    <style:style style:name="T182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83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184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185" style:family="text">
      <style:text-properties style:text-position="0% 100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186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87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188" style:family="text">
      <style:text-properties style:text-position="0% 100%" fo:language="uk" fo:country="UA" fo:font-style="normal" officeooo:rsid="000624d2" style:font-name-asian="Noto Sans CJK SC Regular" style:font-style-asian="normal" style:font-name-complex="FreeSans" style:font-style-complex="normal"/>
    </style:style>
    <style:style style:name="T189" style:family="text">
      <style:text-properties style:text-position="0% 100%" fo:language="uk" fo:country="UA" fo:font-style="normal" officeooo:rsid="00246311" style:font-name-asian="Symbola" style:font-style-asian="normal" style:font-name-complex="Symbola" style:font-style-complex="normal"/>
    </style:style>
    <style:style style:name="T190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191" style:family="text">
      <style:text-properties style:text-position="0% 100%" fo:language="uk" fo:country="UA" fo:font-style="normal" officeooo:rsid="000624d2" style:font-name-asian="Symbola" style:font-style-asian="normal" style:font-name-complex="Symbola" style:font-style-complex="normal"/>
    </style:style>
    <style:style style:name="T192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193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194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195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196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197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198" style:family="text">
      <style:text-properties style:text-position="0% 100%" fo:language="uk" fo:country="UA" fo:font-style="italic" officeooo:rsid="000624d2" style:font-name-asian="Noto Sans CJK SC Regular" style:font-style-asian="italic" style:font-name-complex="FreeSans" style:font-style-complex="italic"/>
    </style:style>
    <style:style style:name="T199" style:family="text">
      <style:text-properties style:text-position="0% 100%" fo:language="uk" fo:country="UA" officeooo:rsid="0023608f" style:font-name-asian="Symbol" style:font-name-complex="Symbol1"/>
    </style:style>
    <style:style style:name="T200" style:family="text">
      <style:text-properties style:text-position="0% 100%" style:font-name="Times New Roman1" officeooo:rsid="000c6998"/>
    </style:style>
    <style:style style:name="T201" style:family="text">
      <style:text-properties style:text-position="0% 100%" style:font-name="Times New Roman1" officeooo:rsid="000d2bcb"/>
    </style:style>
    <style:style style:name="T202" style:family="text">
      <style:text-properties style:text-position="0% 100%" officeooo:rsid="000d2bcb"/>
    </style:style>
    <style:style style:name="T203" style:family="text">
      <style:text-properties style:text-position="0% 100%" officeooo:rsid="001dc853"/>
    </style:style>
    <style:style style:name="T204" style:family="text">
      <style:text-properties style:text-position="0% 100%" officeooo:rsid="001cb0ba"/>
    </style:style>
    <style:style style:name="T205" style:family="text">
      <style:text-properties fo:font-size="12pt" fo:language="uk" fo:country="UA" officeooo:rsid="001a6335" style:font-size-asian="12pt" style:font-size-complex="12pt"/>
    </style:style>
    <style:style style:name="T206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07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08" style:family="text">
      <style:text-properties fo:font-size="12pt" fo:language="uk" fo:country="UA" fo:font-style="italic" officeooo:rsid="00064594" style:font-name-asian="Noto Sans CJK SC Regular" style:font-size-asian="12pt" style:font-style-asian="italic" style:font-name-complex="FreeSans" style:font-size-complex="12pt" style:font-style-complex="italic"/>
    </style:style>
    <style:style style:name="T209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10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11" style:family="text">
      <style:text-properties fo:font-size="12pt" fo:language="uk" fo:country="UA" officeooo:rsid="0015a149" style:font-name-asian="Noto Sans CJK SC Regular" style:font-size-asian="12pt" style:font-name-complex="FreeSans" style:font-size-complex="12pt"/>
    </style:style>
    <style:style style:name="T212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13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14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15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16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17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18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19" style:family="text">
      <style:text-properties fo:font-size="12pt" fo:language="uk" fo:country="UA" officeooo:rsid="0005d324" style:font-name-asian="Noto Sans CJK SC Regular" style:font-size-asian="12pt" style:font-name-complex="FreeSans" style:font-size-complex="12pt"/>
    </style:style>
    <style:style style:name="T220" style:family="text">
      <style:text-properties fo:font-size="12pt" fo:language="uk" fo:country="UA" style:font-name-asian="Noto Sans CJK SC Regular" style:font-size-asian="12pt" style:font-name-complex="Times New Roman1" style:font-size-complex="12pt"/>
    </style:style>
    <style:style style:name="T221" style:family="text">
      <style:text-properties officeooo:rsid="001bfcd0"/>
    </style:style>
    <style:style style:name="T222" style:family="text">
      <style:text-properties officeooo:rsid="001dc853"/>
    </style:style>
    <style:style style:name="T223" style:family="text">
      <style:text-properties officeooo:rsid="0015a149"/>
    </style:style>
    <style:style style:name="T224" style:family="text">
      <style:text-properties officeooo:rsid="001fe023"/>
    </style:style>
    <style:style style:name="T225" style:family="text">
      <style:text-properties officeooo:rsid="0046b39a"/>
    </style:style>
    <style:style style:name="T226" style:family="text">
      <style:text-properties officeooo:rsid="001cb0ba"/>
    </style:style>
    <style:style style:name="T227" style:family="text">
      <style:text-properties officeooo:rsid="0004fac6"/>
    </style:style>
    <style:style style:name="T228" style:family="text">
      <style:text-properties officeooo:rsid="0005d324"/>
    </style:style>
    <style:style style:name="T229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30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31" style:family="text">
      <style:text-properties style:font-name="Times New Roman1" officeooo:rsid="000c6998"/>
    </style:style>
    <style:style style:name="T232" style:family="text">
      <style:text-properties style:font-name="Times New Roman1" officeooo:rsid="000d2bcb"/>
    </style:style>
    <style:style style:name="T233" style:family="text">
      <style:text-properties style:font-name="Times New Roman1" fo:font-style="normal" officeooo:rsid="000d2bcb" style:font-style-asian="normal" style:font-style-complex="normal"/>
    </style:style>
    <style:style style:name="T234" style:family="text">
      <style:text-properties officeooo:rsid="000c6998"/>
    </style:style>
    <style:style style:name="T235" style:family="text">
      <style:text-properties style:text-position="super 58%"/>
    </style:style>
    <style:style style:name="T236" style:family="text">
      <style:text-properties style:text-position="super 58%" style:font-name="Times New Roman1" officeooo:rsid="000c6998"/>
    </style:style>
    <style:style style:name="T237" style:family="text">
      <style:text-properties officeooo:rsid="000d2bcb"/>
    </style:style>
    <style:style style:name="T238" style:family="text">
      <style:text-properties fo:language="uk" fo:country="UA" style:font-name-asian="Noto Sans CJK SC Regular" style:font-name-complex="FreeSans"/>
    </style:style>
    <style:style style:name="T239" style:family="text">
      <style:text-properties fo:language="uk" fo:country="UA" officeooo:rsid="001bfcd0" style:font-name-asian="Noto Sans CJK SC Regular" style:font-name-complex="FreeSans"/>
    </style:style>
    <style:style style:name="T240" style:family="text">
      <style:text-properties fo:language="uk" fo:country="UA" officeooo:rsid="001a6335" style:font-name-asian="Noto Sans CJK SC Regular" style:font-name-complex="FreeSans"/>
    </style:style>
    <style:style style:name="T241" style:family="text">
      <style:text-properties fo:language="uk" fo:country="UA" officeooo:rsid="001dc853" style:font-name-asian="Noto Sans CJK SC Regular" style:font-name-complex="FreeSans"/>
    </style:style>
    <style:style style:name="T242" style:family="text">
      <style:text-properties fo:language="uk" fo:country="UA" officeooo:rsid="000c6998" style:font-name-asian="Noto Sans CJK SC Regular" style:font-name-complex="FreeSans"/>
    </style:style>
    <style:style style:name="T243" style:family="text">
      <style:text-properties fo:language="uk" fo:country="UA" officeooo:rsid="0005d324" style:font-name-asian="Noto Sans CJK SC Regular" style:font-name-complex="FreeSans"/>
    </style:style>
    <style:style style:name="T244" style:family="text">
      <style:text-properties fo:language="uk" fo:country="UA" officeooo:rsid="0015a149" style:font-name-asian="Noto Sans CJK SC Regular" style:font-name-complex="FreeSans"/>
    </style:style>
    <style:style style:name="T245" style:family="text">
      <style:text-properties fo:language="uk" fo:country="UA" officeooo:rsid="001fe023" style:font-name-asian="Noto Sans CJK SC Regular" style:font-name-complex="FreeSans"/>
    </style:style>
    <style:style style:name="T246" style:family="text">
      <style:text-properties fo:language="uk" fo:country="UA" officeooo:rsid="0046b39a" style:font-name-asian="Noto Sans CJK SC Regular" style:font-name-complex="FreeSans"/>
    </style:style>
    <style:style style:name="T247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fr1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аріант №<text:span text:style-name="T227">6</text:span></text:p>
      <text:p text:style-name="P3"><text:span text:style-name="T1">Домовленості</text:span>: <text:span text:style-name="T4">БФ - </text:span>булева функція; <text:span text:style-name="T2">Т</text:span><text:span text:style-name="T5">0</text:span><text:span text:style-name="T35">, </text:span><text:span text:style-name="T2">Т</text:span><text:span text:style-name="T5">1</text:span><text:span text:style-name="T35">, </text:span><text:bookmark-start text:name="__DdeLink__656_1770953849"/><text:span text:style-name="T2">L</text:span><text:span text:style-name="T35">,</text:span><text:bookmark-end text:name="__DdeLink__656_1770953849"/><text:span text:style-name="T35"> </text:span><text:span text:style-name="T2">M</text:span><text:span text:style-name="T35">, </text:span><text:span text:style-name="T2">S</text:span><text:span text:style-name="T35"> - множини БФ, що, відповідно, зберігають константу 0, константу 1, лінійних, монотонних і самодвоїстих; </text:span><text:span text:style-name="T36">Р</text:span><text:span text:style-name="T6">2</text:span><text:span text:style-name="T36"> − множина </text:span><text:span text:style-name="T37">в</text:span><text:span text:style-name="T36">сіх БФ, </text:span><text:span text:style-name="T38">¬ </text:span><text:span text:style-name="T36">і ¯ - знаки, що позначають операцію заперечення.</text:span></text:p>
      <text:list xml:id="list1315934430" text:style-name="L1">
        <text:list-item>
          <text:p text:style-name="P5">Побудувати таблицю істинності БФ <text:span text:style-name="T3">f</text:span><text:span text:style-name="T39">(</text:span><text:span text:style-name="T3">x</text:span><text:span text:style-name="T39">, </text:span><text:span text:style-name="T3">y</text:span><text:span text:style-name="T40">, </text:span><text:span text:style-name="T2">z</text:span><text:span text:style-name="T39">)</text:span><text:span text:style-name="T3"> </text:span><text:span text:style-name="T39">= </text:span><text:span text:style-name="T43"><draw:frame draw:style-name="fr1" draw:name="Об'єкт24" text:anchor-type="as-char" svg:y="-0.1492in" svg:width="0.189in" svg:height="0.1854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6">⊕</text:span><text:span text:style-name="T39"> (</text:span><text:span text:style-name="T44"><draw:frame draw:style-name="fr2" draw:name="Об'єкт22" text:anchor-type="as-char" svg:width="0.2008in" svg:height="0.1839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 </text:span><text:span text:style-name="T57">→</text:span><text:span text:style-name="T39"> </text:span><text:span text:style-name="T52"><draw:frame draw:style-name="fr1" draw:name="Об'єкт7" text:anchor-type="as-char" svg:y="-0.1492in" svg:width="0.1783in" svg:height="0.1854in" draw:z-index="3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39">). </text:span></text:p>
        </text:list-item>
        <text:list-item>
          <text:p text:style-name="P6"><text:span text:style-name="T205">Для БФ </text:span><text:span text:style-name="T207">f</text:span><text:span text:style-name="T210">(</text:span><text:span text:style-name="T207">x</text:span><text:span text:style-name="T210">, </text:span><text:span text:style-name="T207">y</text:span><text:span text:style-name="T210">)</text:span><text:span text:style-name="T207"> </text:span><text:span text:style-name="T210">= (0</text:span><text:span text:style-name="T211">1</text:span><text:span text:style-name="T219">1</text:span><text:span text:style-name="T210">0), </text:span><text:span text:style-name="T212">що задана табли</text:span><text:span text:style-name="T213">цею істинності </text:span><text:span text:style-name="T214">(вектором значень)</text:span><text:span text:style-name="T212">,</text:span><text:span text:style-name="T210"> знайти рівн</text:span><text:span text:style-name="T215">у</text:span><text:span text:style-name="T210"> їй ДДНФ.</text:span></text:p>
        </text:list-item>
        <text:list-item>
          <text:p text:style-name="P17"><text:span text:style-name="T239">Дл</text:span><text:span text:style-name="T238">я БФ </text:span><text:span text:style-name="T247">f</text:span><text:span text:style-name="T238">(</text:span><text:span text:style-name="T247">x</text:span><text:span text:style-name="T238">, </text:span><text:span text:style-name="T247">y</text:span><text:span text:style-name="T238">)</text:span><text:span text:style-name="T247"> </text:span><text:span text:style-name="T238">= (0</text:span><text:span text:style-name="T241">1</text:span><text:span text:style-name="T243">1</text:span><text:span text:style-name="T244">0</text:span><text:span text:style-name="T238">), </text:span><text:span text:style-name="T241">що задана табли</text:span><text:span text:style-name="T245">цею істинності </text:span><text:span text:style-name="T246">(вектором значень)</text:span><text:span text:style-name="T241">,</text:span><text:span text:style-name="T238"> знайти рівн</text:span><text:span text:style-name="T239">у</text:span><text:span text:style-name="T238"> їй Д</text:span><text:span text:style-name="T239">К</text:span><text:span text:style-name="T238">НФ.</text:span></text:p>
        </text:list-item>
        <text:list-item>
          <text:p text:style-name="P17"><text:span text:style-name="T231">Довести, що </text:span><text:span text:style-name="T233">М</text:span><text:span text:style-name="T236">*</text:span><text:span text:style-name="T231">=</text:span><text:span text:style-name="T232">М</text:span><text:span text:style-name="T231"> </text:span><text:span text:style-name="T232">(тут </text:span><text:span text:style-name="T231"><text:s/></text:span><text:span text:style-name="T232">М</text:span><text:span text:style-name="T236">*</text:span><text:span text:style-name="T200"> - </text:span><text:span text:style-name="T201">клас двоїстих до класу</text:span><text:span text:style-name="T200"> </text:span><text:span text:style-name="T201">М</text:span><text:span text:style-name="T200"> </text:span><text:span text:style-name="T201">функцій</text:span><text:span text:style-name="T232">).</text:span></text:p>
        </text:list-item>
        <text:list-item>
          <text:p text:style-name="P16"><text:span text:style-name="T240">Визначити число тупикових днф та число мінімальних днф функції </text:span><text:span text:style-name="T242">х</text:span><text:span text:style-name="T33">1</text:span><text:span text:style-name="T192">⊕</text:span><text:span text:style-name="T193">х</text:span><text:span text:style-name="T32">2</text:span><text:span text:style-name="T192">⊕ ... ⊕ </text:span><text:span text:style-name="T193">х</text:span><text:span text:style-name="T32">n</text:span><text:span text:style-name="T193">.</text:span></text:p>
        </text:list-item>
        <text:list-item>
          <text:p text:style-name="P7"><text:span text:style-name="T65">За</text:span><text:span text:style-name="T66"> </text:span><text:span text:style-name="T67">вектор</text:span><text:span text:style-name="T68">а</text:span><text:span text:style-name="T67">м</text:span><text:span text:style-name="T68">и</text:span><text:span text:style-name="T67"> значень </text:span><text:span text:style-name="T66">БФ </text:span><text:span text:style-name="T84">f</text:span><text:span text:style-name="T66">(</text:span><text:span text:style-name="T84">х</text:span><text:span text:style-name="T11">1</text:span><text:span text:style-name="T66">, </text:span><text:span text:style-name="T84">х</text:span><text:span text:style-name="T11">2</text:span><text:span text:style-name="T66">) = (1011) та БФ </text:span><text:span text:style-name="T84">g</text:span><text:span text:style-name="T66">(</text:span><text:span text:style-name="T84">х</text:span><text:span text:style-name="T11">3</text:span><text:span text:style-name="T66">, </text:span><text:span text:style-name="T84">х</text:span><text:span text:style-name="T15">4</text:span><text:span text:style-name="T66">) = (</text:span><text:span text:style-name="T69">011</text:span><text:span text:style-name="T66">1) </text:span><text:span text:style-name="T65">побудувати таблицю істинності БФ </text:span><text:span text:style-name="T85">h</text:span><text:span text:style-name="T65">(</text:span><text:span text:style-name="T84">х</text:span><text:span text:style-name="T11">1</text:span><text:span text:style-name="T66">, </text:span><text:span text:style-name="T84">х</text:span><text:span text:style-name="T11">2</text:span><text:span text:style-name="T66">, </text:span><text:span text:style-name="T84">х</text:span><text:span text:style-name="T11">3</text:span><text:span text:style-name="T65">) = </text:span><text:span text:style-name="T84">g</text:span><text:span text:style-name="T66">(</text:span><text:span text:style-name="T84">х</text:span><text:span text:style-name="T25">1</text:span><text:span text:style-name="T16"> </text:span><text:span text:style-name="T141">↔</text:span><text:span text:style-name="T84">х</text:span><text:span text:style-name="T16">3</text:span><text:span text:style-name="T66">, </text:span><text:span text:style-name="T84">f</text:span><text:span text:style-name="T66">(</text:span><text:span text:style-name="T11"> </text:span><text:span text:style-name="T84">х</text:span><text:span text:style-name="T25">2</text:span><text:span text:style-name="T66">, </text:span><text:span text:style-name="T84">х</text:span><text:span text:style-name="T14">1</text:span><text:span text:style-name="T160">⊕</text:span><text:span text:style-name="T161">1</text:span><text:span text:style-name="T66">)</text:span><text:span text:style-name="T65">). <text:s/></text:span></text:p>
        </text:list-item>
        <text:list-item>
          <text:p text:style-name="P23"><text:span text:style-name="T162">Подати функ</text:span><text:span text:style-name="T163">ці</text:span><text:span text:style-name="T162">ю </text:span><text:span text:style-name="T164">f</text:span><text:span text:style-name="T162"> у вигляд</text:span><text:span text:style-name="T163">і</text:span><text:span text:style-name="T162"> формули над множиною операц</text:span><text:span text:style-name="T163">ій</text:span><text:span text:style-name="T162"> </text:span><text:span text:style-name="T165">Н</text:span><text:span text:style-name="T162">, </text:span><text:span text:style-name="T163">якщо <text:s/></text:span><text:span text:style-name="T164">f</text:span><text:span text:style-name="T168"> </text:span><text:span text:style-name="T169">= </text:span><text:span text:style-name="T166">⊕</text:span><text:span text:style-name="T170">, </text:span><text:span text:style-name="T167">H</text:span><text:span text:style-name="T170"> = {</text:span><text:span text:style-name="T171">∣</text:span><text:span text:style-name="T170">}. </text:span></text:p>
        </text:list-item>
        <text:list-item>
          <text:p text:style-name="P18"><text:span text:style-name="T139">Довести, що функцію <text:s/></text:span><text:span text:style-name="T84">f</text:span><text:span text:style-name="T103"> <text:s/></text:span><text:span text:style-name="T101">не можна подати формулою над множиною операцій </text:span><text:span text:style-name="T83">Н</text:span><text:span text:style-name="T101">, якщо </text:span><text:span text:style-name="T84">f</text:span><text:span text:style-name="T102"> </text:span><text:span text:style-name="T101">= </text:span><text:span text:style-name="T98">⊕</text:span><text:span text:style-name="T101">, </text:span><text:span text:style-name="T83">Н</text:span><text:span text:style-name="T101"> </text:span><text:span text:style-name="T139">= {∨,∧, </text:span><text:span text:style-name="T145">→, </text:span><text:span text:style-name="T177">↔</text:span><text:span text:style-name="T139">}. </text:span></text:p>
        </text:list-item>
        <text:list-item>
          <text:p text:style-name="P6"><text:span text:style-name="T140">Знайти розклад БФ </text:span><text:span text:style-name="T86">f</text:span><text:span text:style-name="T104">(</text:span><text:span text:style-name="T86">х</text:span><text:span text:style-name="T17">1</text:span><text:span text:style-name="T104">, </text:span><text:span text:style-name="T86">х</text:span><text:span text:style-name="T17">2</text:span><text:span text:style-name="T104">, </text:span><text:span text:style-name="T86">х</text:span><text:span text:style-name="T17">3</text:span><text:span text:style-name="T104">, </text:span><text:span text:style-name="T86">х</text:span><text:span text:style-name="T17">4</text:span><text:span text:style-name="T104">)</text:span><text:span text:style-name="T140">, що задана формулою </text:span><text:span text:style-name="T97">А</text:span><text:span text:style-name="T140"> = ((</text:span><text:span text:style-name="T86">х</text:span><text:span text:style-name="T17">1</text:span><text:span text:style-name="T147">∣</text:span><text:span text:style-name="T105">((</text:span><text:span text:style-name="T86">х</text:span><text:span text:style-name="T17">2</text:span><text:span text:style-name="T104"> </text:span><text:span text:style-name="T141">↔</text:span><text:span text:style-name="T104"> </text:span><text:span text:style-name="T86">х</text:span><text:span text:style-name="T18">1</text:span><text:span text:style-name="T105">)</text:span><text:span text:style-name="T140"> </text:span><text:span text:style-name="T141">→ </text:span><text:span text:style-name="T86">х</text:span><text:span text:style-name="T17">3</text:span><text:span text:style-name="T141">)↓(</text:span><text:span text:style-name="T106">¬</text:span><text:span text:style-name="T86">х</text:span><text:span text:style-name="T17">4</text:span><text:span text:style-name="T141">)), </text:span><text:span text:style-name="T140">за змінними </text:span><text:span text:style-name="T142">із </text:span><text:span text:style-name="T140">Z={</text:span><text:span text:style-name="T86">х</text:span><text:span text:style-name="T25">3</text:span><text:span text:style-name="T104">, </text:span><text:span text:style-name="T86">х</text:span><text:span text:style-name="T19">4</text:span><text:span text:style-name="T140">}. </text:span></text:p>
        </text:list-item>
        <text:list-item>
          <text:p text:style-name="P11"><text:span text:style-name="T172">Дл</text:span><text:span text:style-name="T173">я БФ </text:span><text:span text:style-name="T61">f</text:span><text:span text:style-name="T173">(</text:span><text:span text:style-name="T61">x</text:span><text:span text:style-name="T173">, </text:span><text:span text:style-name="T61">y</text:span><text:span text:style-name="T173">, </text:span><text:span text:style-name="T61">z</text:span><text:span text:style-name="T173">) </text:span><text:span text:style-name="T174">= (</text:span><text:span text:style-name="T175">11111010</text:span><text:span text:style-name="T174">) за означенням фіктивної (чи істотної) змінної встановити, якою - фіктивною чи істотною </text:span><text:span text:style-name="T176">−</text:span><text:span text:style-name="T174"> є змінна </text:span><text:span text:style-name="T62">z</text:span><text:span text:style-name="T48">.</text:span><text:span text:style-name="T174"> </text:span></text:p>
        </text:list-item>
        <text:list-item>
          <text:p text:style-name="P14"><text:span text:style-name="T174">Д</text:span><text:span text:style-name="T42">ля </text:span><text:span text:style-name="T181">ДДНФ </text:span><text:span text:style-name="T173">БФ </text:span><text:span text:style-name="T61">f</text:span><text:span text:style-name="T173">(</text:span><text:span text:style-name="T61">x</text:span><text:span text:style-name="T173">, </text:span><text:span text:style-name="T61">y</text:span><text:span text:style-name="T173">, </text:span><text:span text:style-name="T61">z</text:span><text:span text:style-name="T173">) </text:span><text:span text:style-name="T174">= </text:span><text:span text:style-name="T46"><draw:frame draw:style-name="fr1" draw:name="Об'єкт14" text:anchor-type="as-char" svg:y="-0.1492in" svg:width="0.189in" svg:height="0.1854in" draw:z-index="2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63">у</text:span><text:span text:style-name="T58">z</text:span><text:span text:style-name="T59">∨</text:span><text:span text:style-name="T46"><draw:frame draw:style-name="fr1" draw:name="Об'єкт17" text:anchor-type="as-char" svg:y="-0.1492in" svg:width="0.189in" svg:height="0.1854in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9"><draw:frame draw:style-name="fr2" draw:name="Об'єкт18" text:anchor-type="as-char" svg:width="0.2008in" svg:height="0.1839in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2"><draw:frame draw:style-name="fr1" draw:name="Об'єкт19" text:anchor-type="as-char" svg:y="-0.1492in" svg:width="0.1783in" svg:height="0.1854in" draw:z-index="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3">∨</text:span><text:span text:style-name="T229">x</text:span><text:span text:style-name="T230"><draw:frame draw:style-name="fr2" draw:name="Об'єкт26" text:anchor-type="as-char" svg:width="0.2008in" svg:height="0.1839in" draw:z-index="7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29">z</text:span><text:span text:style-name="T58"> </text:span><text:span text:style-name="T174">побудувати рівний їй </text:span><text:bookmark-start text:name="__DdeLink__1066_1401347031"/><text:span text:style-name="T174">поліном Жегалкіна</text:span><text:bookmark-end text:name="__DdeLink__1066_1401347031"/><text:span text:style-name="T174">.</text:span></text:p>
        </text:list-item>
        <text:list-item>
          <text:p text:style-name="P6"><text:span text:style-name="T70">С</text:span><text:span text:style-name="T71">користавшись методом невизначених коефіцієнтів, подати </text:span><text:span text:style-name="T65">БФ </text:span><text:span text:style-name="T85">f</text:span><text:span text:style-name="T65">(</text:span><text:span text:style-name="T85">x</text:span><text:span text:style-name="T65">, </text:span><text:span text:style-name="T85">y</text:span><text:span text:style-name="T65">, </text:span><text:span text:style-name="T85">z</text:span><text:span text:style-name="T65">) </text:span><text:span text:style-name="T70">= (</text:span><text:span text:style-name="T71">0</text:span><text:span text:style-name="T82">1</text:span><text:span text:style-name="T71">0</text:span><text:span text:style-name="T72">10</text:span><text:span text:style-name="T73">01</text:span><text:span text:style-name="T71">1</text:span><text:span text:style-name="T70">) </text:span><text:span text:style-name="T71">у вигляді </text:span><text:bookmark-start text:name="__DdeLink__1066_14013470311"/><text:span text:style-name="T70">поліном</text:span><text:span text:style-name="T71">у</text:span><text:span text:style-name="T70"> Жегалкіна</text:span><text:bookmark-end text:name="__DdeLink__1066_14013470311"/><text:span text:style-name="T70">.</text:span></text:p>
        </text:list-item>
        <text:list-item>
          <text:p text:style-name="P6"><text:span text:style-name="T209">Довести, що </text:span><text:span text:style-name="T206">х</text:span><text:span text:style-name="T10">і</text:span><text:span text:style-name="T209"> - </text:span><text:span text:style-name="T216">фіктивна</text:span><text:span text:style-name="T209"> змінна БФ </text:span><text:span text:style-name="T206">f</text:span><text:span text:style-name="T209">(</text:span><text:span text:style-name="T206">х</text:span><text:span text:style-name="T10">1</text:span><text:span text:style-name="T209">, </text:span><text:span text:style-name="T206">х</text:span><text:span text:style-name="T10">2</text:span><text:span text:style-name="T209">, ..., </text:span><text:span text:style-name="T206">х</text:span><text:span text:style-name="T10">n</text:span><text:span text:style-name="T209">) тоді і лише тоді, коли </text:span><text:span text:style-name="T206">х</text:span><text:span text:style-name="T10">і</text:span><text:span text:style-name="T209"> явно </text:span><text:span text:style-name="T216">не </text:span><text:span text:style-name="T209">входить у поліном Жегалкіна цієї функції.</text:span><text:span text:style-name="T70"> </text:span></text:p>
        </text:list-item>
        <text:list-item>
          <text:p text:style-name="P8"><text:span text:style-name="T129">Показати, що кількість булевих функцій, що суттєво залежать від n аргументів, визначається рекурентним співвідношенням A</text:span><text:span text:style-name="T26">n</text:span><text:span text:style-name="T129"> </text:span><text:span text:style-name="T138">=</text:span><text:span text:style-name="T129"> </text:span><text:span text:style-name="T129"><draw:frame draw:style-name="fr3" draw:name="1" text:anchor-type="as-char" svg:y="-0.2181in" svg:width="0.1929in" svg:height="0.2598in" draw:z-index="8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29"><text:s/>- </text:span><text:span text:style-name="T146"><draw:frame draw:style-name="fr1" draw:name="Об'єкт53" text:anchor-type="as-char" svg:y="-0.1744in" svg:width="0.4083in" svg:height="0.248in" draw:z-index="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46"><draw:frame draw:style-name="fr1" draw:name="Об'єкт21" text:anchor-type="as-char" svg:y="-0.1744in" svg:width="0.2764in" svg:height="0.248in" draw:z-index="1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95">A</text:span><text:span text:style-name="T27">i</text:span><text:span text:style-name="T129">, де </text:span><text:span text:style-name="T94">A</text:span><text:span text:style-name="T28">i</text:span><text:span text:style-name="T129"> - кількість булевих функцій, що суттєво залежать від </text:span><text:span text:style-name="T94">i</text:span><text:span text:style-name="T129"> аргументів.</text:span></text:p>
        </text:list-item>
        <text:list-item>
          <text:p text:style-name="P9"><text:span text:style-name="T107">Дови</text:span><text:span text:style-name="T108">значити </text:span><text:span text:style-name="T107">БФ</text:span><text:span text:style-name="T108"> </text:span><text:span text:style-name="T87">f <text:s/></text:span><text:span text:style-name="T88">= </text:span><text:span text:style-name="T108">(</text:span><text:span text:style-name="T132">1*</text:span><text:span text:style-name="T108">*1</text:span><text:span text:style-name="T115">0</text:span><text:span text:style-name="T108">*</text:span><text:span text:style-name="T115">1</text:span><text:span text:style-name="T108">*), </text:span><text:span text:style-name="T107">з</text:span><text:span text:style-name="T70">аміни</text:span><text:span text:style-name="T74">вш</text:span><text:span text:style-name="T70">и у кортежі </text:span><text:span text:style-name="T108">(</text:span><text:span text:style-name="T132">1*</text:span><text:span text:style-name="T108">*1</text:span><text:span text:style-name="T115">0</text:span><text:span text:style-name="T108">*</text:span><text:span text:style-name="T115">1</text:span><text:span text:style-name="T108">*)</text:span><text:span text:style-name="T70"> зірочки символами 0 і 1 так, щоб утворився вектор значень деякої лінійної функції </text:span><text:span text:style-name="T87">f</text:span><text:span text:style-name="T108">. </text:span><text:span text:style-name="T107">Записати</text:span><text:span text:style-name="T108"> </text:span><text:span text:style-name="T107">отриману </text:span><text:span text:style-name="T108">функцію </text:span><text:span text:style-name="T87">f </text:span><text:span text:style-name="T109">аналітично</text:span><text:span text:style-name="T108">. </text:span><text:span text:style-name="T109">Відповідь обґрунтувати.</text:span></text:p>
        </text:list-item>
        <text:list-item>
          <text:p text:style-name="P19"><text:span text:style-name="T101">Чи <text:s/>є монотонною БФ </text:span><text:span text:style-name="T84">f</text:span><text:span text:style-name="T102">(</text:span><text:span text:style-name="T84">х</text:span><text:span text:style-name="T15">1</text:span><text:span text:style-name="T102">, </text:span><text:span text:style-name="T84">х</text:span><text:span text:style-name="T15">2</text:span><text:span text:style-name="T102">, </text:span><text:span text:style-name="T84">х</text:span><text:span text:style-name="T20">3</text:span><text:span text:style-name="T102">) = (</text:span><text:span text:style-name="T101">0</text:span><text:span text:style-name="T110">01</text:span><text:span text:style-name="T101">1</text:span><text:span text:style-name="T110">00</text:span><text:span text:style-name="T102">01)? </text:span><text:span text:style-name="T101">Відповідь обґрунтувати.</text:span></text:p>
        </text:list-item>
        <text:list-item>
          <text:p text:style-name="P10"><text:span text:style-name="T111">Довести, що для довільної монотонної БФ </text:span><text:span text:style-name="T89">f</text:span><text:span text:style-name="T111">(</text:span><text:span text:style-name="T89">х</text:span><text:span text:style-name="T21">1</text:span><text:span text:style-name="T111">, </text:span><text:span text:style-name="T89">х</text:span><text:span text:style-name="T21">2</text:span><text:span text:style-name="T111">, ..., </text:span><text:span text:style-name="T89">х</text:span><text:span text:style-name="T21">n</text:span><text:span text:style-name="T111">) справедливий розклад: <text:s text:c="8"/></text:span><text:span text:style-name="T89"><text:s text:c="11"/>f</text:span><text:span text:style-name="T111">(</text:span><text:span text:style-name="T89">х</text:span><text:span text:style-name="T21">1</text:span><text:span text:style-name="T111">, </text:span><text:span text:style-name="T89">х</text:span><text:span text:style-name="T21">2</text:span><text:span text:style-name="T111">, ..., </text:span><text:span text:style-name="T89">х</text:span><text:span text:style-name="T21">n</text:span><text:span text:style-name="T111">) = </text:span><text:span text:style-name="T89">х</text:span><text:span text:style-name="T21">1</text:span><text:span text:style-name="T89">f</text:span><text:span text:style-name="T111">(</text:span><text:span text:style-name="T117">1</text:span><text:span text:style-name="T111">, </text:span><text:span text:style-name="T89">х</text:span><text:span text:style-name="T21">2</text:span><text:span text:style-name="T111">, ..., </text:span><text:span text:style-name="T89">х</text:span><text:span text:style-name="T21">n</text:span><text:span text:style-name="T111">)</text:span><text:span text:style-name="T152">∨</text:span><text:span text:style-name="T89">f</text:span><text:span text:style-name="T111">(</text:span><text:span text:style-name="T117">0</text:span><text:span text:style-name="T111">, </text:span><text:span text:style-name="T89">х</text:span><text:span text:style-name="T21">2</text:span><text:span text:style-name="T111">, ..., </text:span><text:span text:style-name="T89">х</text:span><text:span text:style-name="T21">n</text:span><text:span text:style-name="T111">).</text:span></text:p>
        </text:list-item>
        <text:list-item>
          <text:p text:style-name="P9"><text:span text:style-name="T111">Довести, що довільна монотонна </text:span><text:span text:style-name="T112">БФ</text:span><text:span text:style-name="T111">, що відмінна від константи, може бути представлена </text:span><text:span text:style-name="T117">К</text:span><text:span text:style-name="T111">НФ без заперечень.</text:span></text:p>
        </text:list-item>
        <text:list-item>
          <text:p text:style-name="P8"><text:span text:style-name="T109">Довести, що жодна проста імпліканта монотонної </text:span><text:span text:style-name="T112">БФ</text:span><text:span text:style-name="T109"> не містить заперечень змінних.</text:span></text:p>
        </text:list-item>
        <text:list-item>
          <text:p text:style-name="P8"><text:span text:style-name="T109">Довести, що скорочена ДНФ, що представляє монотонну </text:span><text:span text:style-name="T112">БФ</text:span><text:span text:style-name="T109">, є мінімальною </text:span><text:span text:style-name="T112">ДНФ</text:span><text:span text:style-name="T109">.</text:span></text:p>
        </text:list-item>
        <text:list-item>
          <text:p text:style-name="P8"><text:span text:style-name="T120">Визначити число тупикових ДНФ та число мінімальних ДНФ </text:span><text:span text:style-name="T134">булевої функції</text:span><text:span text:style-name="T120"> <text:s text:c="21"/></text:span><text:span text:style-name="T90">f</text:span><text:span text:style-name="T120">(</text:span><text:span text:style-name="T90">х</text:span><text:span text:style-name="T23">1</text:span><text:span text:style-name="T120">, </text:span><text:span text:style-name="T90">х</text:span><text:span text:style-name="T23">2</text:span><text:span text:style-name="T120">, ..., </text:span><text:span text:style-name="T90">х</text:span><text:span text:style-name="T23">n</text:span><text:span text:style-name="T120">)= (011111...110).</text:span></text:p>
        </text:list-item>
        <text:list-item>
          <text:p text:style-name="P8"><text:span text:style-name="T108">Мінімізувати </text:span><text:span text:style-name="T128">БФ</text:span><text:span text:style-name="T108"> </text:span><text:span text:style-name="T87">f</text:span><text:span text:style-name="T128"> за допомогою </text:span><text:span text:style-name="T108">метод</text:span><text:span text:style-name="T136">у</text:span><text:span text:style-name="T128"> Блейка і </text:span><text:span text:style-name="T108">метод</text:span><text:span text:style-name="T135">у </text:span><text:span text:style-name="T131">Петрика</text:span><text:span text:style-name="T128">, </text:span><text:span text:style-name="T129">якщо <text:s text:c="37"/></text:span><text:span text:style-name="T87"><text:s text:c="7"/>f</text:span><text:span text:style-name="T113">(</text:span><text:span text:style-name="T85">x</text:span><text:span text:style-name="T113">, </text:span><text:span text:style-name="T85">y</text:span><text:span text:style-name="T113">, </text:span><text:span text:style-name="T85">z</text:span><text:span text:style-name="T113">) </text:span><text:span text:style-name="T108">= </text:span><text:span text:style-name="T106">¬</text:span><text:span text:style-name="T129">((</text:span><text:span text:style-name="T106"><draw:frame draw:style-name="fr1" draw:name="Об'єкт10" text:anchor-type="as-char" svg:y="-0.1492in" svg:width="0.189in" svg:height="0.1854in" draw:z-index="11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51">∨</text:span><text:span text:style-name="T153"><draw:frame draw:style-name="fr1" draw:name="Об'єкт11" text:anchor-type="as-char" svg:y="-0.1492in" svg:width="0.1783in" svg:height="0.1854in" draw:z-index="1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54">)(</text:span><text:span text:style-name="T99">у</text:span><text:span text:style-name="T151">∨</text:span><text:span text:style-name="T153"><draw:frame draw:style-name="fr1" draw:name="Об'єкт12" text:anchor-type="as-char" svg:y="-0.1492in" svg:width="0.1783in" svg:height="0.1854in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54">))</text:span><text:span text:style-name="T151">∨</text:span><text:span text:style-name="T152"><draw:frame draw:style-name="fr1" draw:name="Об'єкт15" text:anchor-type="as-char" svg:y="-0.1492in" svg:width="0.189in" svg:height="0.1854in" draw:z-index="14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30"><draw:frame draw:style-name="fr2" draw:name="Об'єкт27" text:anchor-type="as-char" svg:width="0.2008in" svg:height="0.1839in" draw:z-index="15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52">∨</text:span><text:span text:style-name="T100">x</text:span><text:span text:style-name="T130">(</text:span><text:span text:style-name="T93">у</text:span><text:span text:style-name="T152">∨</text:span><text:span text:style-name="T129"><draw:frame draw:style-name="fr2" draw:name="Об'єкт9" text:anchor-type="as-char" svg:width="0.2008in" svg:height="0.1839in" draw:z-index="16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53">z</text:span><text:span text:style-name="T154">).</text:span><text:span text:style-name="T94"> </text:span></text:p>
        </text:list-item>
        <text:list-item>
          <text:p text:style-name="P6"><text:soft-page-break/><text:span text:style-name="T111">Знайти двоїсту БФ для </text:span><text:span text:style-name="T113">БФ </text:span><text:span text:style-name="T85">f</text:span><text:span text:style-name="T113">(</text:span><text:span text:style-name="T85">x</text:span><text:span text:style-name="T113">, </text:span><text:span text:style-name="T85">y</text:span><text:span text:style-name="T113">, </text:span><text:span text:style-name="T85">z</text:span><text:span text:style-name="T113">) </text:span><text:span text:style-name="T108">= (</text:span><text:span text:style-name="T114">0</text:span><text:span text:style-name="T133">1</text:span><text:span text:style-name="T111">0</text:span><text:span text:style-name="T115">0</text:span><text:span text:style-name="T116">1</text:span><text:span text:style-name="T117">1</text:span><text:span text:style-name="T116">0</text:span><text:span text:style-name="T114">1</text:span><text:span text:style-name="T108">). </text:span><text:span text:style-name="T109">Відповідь обґрунтувати.</text:span></text:p>
        </text:list-item>
        <text:list-item>
          <text:p text:style-name="P6"><text:span text:style-name="T109">Ч</text:span><text:span text:style-name="T118">и є БФ </text:span><text:span text:style-name="T85">f</text:span><text:span text:style-name="T113">(</text:span><text:span text:style-name="T85">x</text:span><text:span text:style-name="T113">, </text:span><text:span text:style-name="T85">y</text:span><text:span text:style-name="T113">, </text:span><text:span text:style-name="T85">z</text:span><text:span text:style-name="T113">) </text:span><text:span text:style-name="T108">= (</text:span><text:span text:style-name="T114">0</text:span><text:span text:style-name="T133">1</text:span><text:span text:style-name="T111">0</text:span><text:span text:style-name="T115">0</text:span><text:span text:style-name="T116">1</text:span><text:span text:style-name="T117">1</text:span><text:span text:style-name="T116">0</text:span><text:span text:style-name="T114">1</text:span><text:span text:style-name="T108">) </text:span><text:span text:style-name="T118">(див. попередню задачу) самодвоїстою?</text:span><text:span text:style-name="T108"> </text:span><text:span text:style-name="T109">Відповідь обґрунтувати.</text:span></text:p>
        </text:list-item>
        <text:list-item>
          <text:p text:style-name="P6"><text:span text:style-name="T109">З</text:span><text:span text:style-name="T118">найти </text:span><text:span text:style-name="T119">(</text:span><text:span text:style-name="T118">аналітично</text:span><text:span text:style-name="T119">)</text:span><text:span text:style-name="T118"> двоїсту БФ до БФ </text:span><text:span text:style-name="T85">f</text:span><text:span text:style-name="T113">(</text:span><text:span text:style-name="T85">x</text:span><text:span text:style-name="T113">, </text:span><text:span text:style-name="T85">y</text:span><text:span text:style-name="T113">) </text:span><text:span text:style-name="T108">= <text:s/></text:span><text:bookmark-start text:name="__DdeLink__182_388296396111"/><text:span text:style-name="T90">x</text:span><text:bookmark-end text:name="__DdeLink__182_388296396111"/><text:span text:style-name="T178">∣</text:span><text:span text:style-name="T179">у</text:span><text:span text:style-name="T120">.</text:span></text:p>
        </text:list-item>
        <text:list-item>
          <text:p text:style-name="P9"><text:span text:style-name="T209">Визначити </text:span><text:span text:style-name="T217">кількість</text:span><text:span text:style-name="T209"> </text:span><text:span text:style-name="T218">БФ</text:span><text:span text:style-name="T209"> від </text:span><text:span text:style-name="T64">n</text:span><text:span text:style-name="T209"> змінних, </text:span><text:span text:style-name="T218">що</text:span><text:span text:style-name="T209"> належать множині </text:span><text:bookmark-start text:name="__DdeLink__608_141887944211"/><text:span text:style-name="T208">S</text:span><text:bookmark-end text:name="__DdeLink__608_141887944211"/><text:span text:style-name="T150">∩</text:span><text:span text:style-name="T91">L</text:span><text:bookmark text:name="__DdeLink__608_1418879441"/><text:span text:style-name="T96">.</text:span><text:span text:style-name="T220"> </text:span><text:span text:style-name="T109">Відповідь обґрунтувати.</text:span></text:p>
        </text:list-item>
        <text:list-item>
          <text:p text:style-name="P16"><text:span text:style-name="T182">Визначити </text:span><text:span text:style-name="T183">кількість</text:span><text:span text:style-name="T182"> </text:span><text:span text:style-name="T184">БФ</text:span><text:span text:style-name="T182"> від n змінних, </text:span><text:span text:style-name="T184">що</text:span><text:span text:style-name="T182"> належать множині</text:span><text:span text:style-name="T194"> </text:span><text:span text:style-name="T198">М</text:span><text:span text:style-name="T189">\</text:span><text:span text:style-name="T191">(</text:span><text:bookmark-start text:name="__DdeLink__608_1418879443"/><text:span text:style-name="T198">Т</text:span><text:bookmark-end text:name="__DdeLink__608_1418879443"/><text:span text:style-name="T30">0</text:span><text:span text:style-name="T180">∪</text:span><text:bookmark-start text:name="__DdeLink__608_1418879444"/><text:span text:style-name="T198">Т</text:span><text:bookmark-end text:name="__DdeLink__608_1418879444"/><text:span text:style-name="T31">1</text:span><text:span text:style-name="T188">)</text:span><text:span text:style-name="T182">. </text:span><text:span text:style-name="T186">Відповідь обґрунтувати.</text:span></text:p>
        </text:list-item>
        <text:list-item>
          <text:p text:style-name="P15"><text:span text:style-name="T187">Довести</text:span><text:span text:style-name="T186">, що не існує самодвоїстої </text:span><text:span text:style-name="T187">БФ</text:span><text:span text:style-name="T186">, </text:span><text:span text:style-name="T187">істотно</text:span><text:span text:style-name="T186"> залежної від двох </text:span>змінних. </text:p>
        </text:list-item>
        <text:list-item>
          <text:p text:style-name="P15"><text:span text:style-name="T186">Довести, якщо </text:span><text:span text:style-name="T1">f</text:span> не є константою, а <text:span text:style-name="T1">f</text:span><text:span text:style-name="T199">∨</text:span><text:span text:style-name="T1">f</text:span><text:span text:style-name="T42">*</text:span> - константа, то <text:s/><text:span text:style-name="T195">f</text:span><text:span text:style-name="T190">∉</text:span><text:span text:style-name="T196">М</text:span><text:span text:style-name="T190">∪</text:span><text:bookmark-start text:name="__DdeLink__608_1418879442121"/><text:span text:style-name="T197">S</text:span><text:bookmark-end text:name="__DdeLink__608_1418879442121"/><text:span text:style-name="T197">.</text:span></text:p>
        </text:list-item>
        <text:list-item>
          <text:p text:style-name="P20"><text:span text:style-name="T64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75">Відповідь обґрунтувати.</text:span></text:p>
        </text:list-item>
        <text:list-item>
          <text:p text:style-name="P21"><text:span text:style-name="T64">Користуючись методом зведення до функ</text:span><text:span text:style-name="T76">ці</text:span><text:span text:style-name="T64">онально повно</text:span><text:span text:style-name="T76">ї</text:span><text:span text:style-name="T64"> системи </text:span><text:span text:style-name="T155">Σ</text:span><text:span text:style-name="T29">0</text:span><text:span text:style-name="T76"> = {</text:span><text:span text:style-name="T155">∨,∧, ¯</text:span><text:span text:style-name="T76">}</text:span><text:span text:style-name="T64">, </text:span><text:span text:style-name="T155">Σ</text:span><text:span text:style-name="T29">1</text:span><text:span text:style-name="T76"> = {</text:span><text:span text:style-name="T155">∨, ¯</text:span><text:span text:style-name="T76">}</text:span><text:span text:style-name="T64">, або </text:span><text:span text:style-name="T155">Σ</text:span><text:span text:style-name="T29">2</text:span><text:span text:style-name="T76"> = {</text:span><text:span text:style-name="T155">∧, ¯</text:span><text:span text:style-name="T76">}</text:span><text:span text:style-name="T64">, довести функ</text:span><text:span text:style-name="T77">ціо</text:span><text:span text:style-name="T64">нальну повноту системи </text:span><text:span text:style-name="T155">Σ</text:span><text:span text:style-name="T64"> </text:span><text:span text:style-name="T76">= {</text:span><text:span text:style-name="T85">х</text:span><text:span text:style-name="T160">⊕</text:span><text:span text:style-name="T85">у</text:span><text:span text:style-name="T65">, </text:span><text:span text:style-name="T90">x</text:span><text:span text:style-name="T155">∨</text:span><text:span text:style-name="T90">y</text:span><text:span text:style-name="T78">, </text:span><text:span text:style-name="T79">1</text:span><text:span text:style-name="T76">}</text:span><text:span text:style-name="T64">. </text:span></text:p>
        </text:list-item>
        <text:list-item>
          <text:p text:style-name="P21"><text:span text:style-name="T77">Чи є </text:span><text:span text:style-name="T64">функ</text:span><text:span text:style-name="T76">ці</text:span><text:span text:style-name="T64">онально повно</text:span><text:span text:style-name="T77">ю</text:span><text:span text:style-name="T64"> систем</text:span><text:span text:style-name="T77">а БФ</text:span><text:span text:style-name="T64"> </text:span><text:span text:style-name="T155">Σ </text:span><text:span text:style-name="T158">= </text:span><text:span text:style-name="T76">{</text:span><text:span text:style-name="T155">∨,∧, </text:span><text:span text:style-name="T156">→, </text:span><text:span text:style-name="T157">1</text:span><text:span text:style-name="T76">}? </text:span><text:span text:style-name="T75">Відповідь обґрунтувати. </text:span></text:p>
        </text:list-item>
        <text:list-item>
          <text:p text:style-name="P22"><text:span text:style-name="T64">Чи є базисом в Р</text:span><text:span text:style-name="T10">2</text:span><text:span text:style-name="T64"> </text:span><text:span text:style-name="T81">систем</text:span><text:span text:style-name="T64">а</text:span><text:span text:style-name="T81"> </text:span><text:span text:style-name="T64">БФ </text:span><text:span text:style-name="T155">Σ</text:span><text:span text:style-name="T76"> = {</text:span><text:span text:style-name="T155">∨,∧, <text:s/>¯</text:span><text:span text:style-name="T76">}</text:span><text:span text:style-name="T80">?</text:span><text:span text:style-name="T76"> </text:span><text:span text:style-name="T75">Відповідь обґрунтувати. </text:span></text:p>
        </text:list-item>
        <text:list-item>
          <text:p text:style-name="P6"><text:span text:style-name="T121">Чи є </text:span><text:span text:style-name="T122">функ</text:span><text:span text:style-name="T123">ці</text:span><text:span text:style-name="T122">онально повно</text:span><text:span text:style-name="T121">ю</text:span><text:span text:style-name="T122"> систем</text:span><text:span text:style-name="T121">а БФ</text:span><text:span text:style-name="T122"> </text:span><text:span text:style-name="T143">Σ </text:span><text:span text:style-name="T144">= </text:span><text:span text:style-name="T123">{</text:span><text:span text:style-name="T124">(0</text:span><text:span text:style-name="T125">111</text:span><text:span text:style-name="T124">)</text:span><text:span text:style-name="T143">, </text:span><text:span text:style-name="T124">(</text:span><text:span text:style-name="T126">1</text:span><text:span text:style-name="T125">1</text:span><text:span text:style-name="T127">01101</text:span><text:span text:style-name="T137">1</text:span><text:span text:style-name="T124">)</text:span><text:span text:style-name="T143">, </text:span><text:span text:style-name="T148">(0</text:span><text:span text:style-name="T149">1</text:span><text:span text:style-name="T148">11</text:span><text:span text:style-name="T149">1</text:span><text:span text:style-name="T148">111)</text:span><text:span text:style-name="T123">}? </text:span><text:span text:style-name="T109">Відповідь обґрунтувати.</text:span></text:p>
        </text:list-item>
        <text:list-item>
          <text:p text:style-name="P8"><text:span text:style-name="T122">Чи існує базис в P</text:span><text:span text:style-name="T22">2</text:span><text:span text:style-name="T122">, що складається з таких чотирьох функцій </text:span><text:span text:style-name="T92">f</text:span><text:span text:style-name="T22">1</text:span><text:span text:style-name="T122">, </text:span><text:span text:style-name="T92">f</text:span><text:span text:style-name="T22">2</text:span><text:span text:style-name="T122">, </text:span><text:span text:style-name="T92">f</text:span><text:span text:style-name="T22">3</text:span><text:span text:style-name="T122">, </text:span><text:span text:style-name="T92">f</text:span><text:span text:style-name="T22">4</text:span><text:span text:style-name="T122">, що </text:span><text:span text:style-name="T85">f</text:span><text:span text:style-name="T22">1</text:span><text:span text:style-name="T150">∉</text:span><text:span text:style-name="T90">Т</text:span><text:span text:style-name="T23">0</text:span><text:span text:style-name="T122">, </text:span><text:span text:style-name="T85">f</text:span><text:span text:style-name="T24">2</text:span><text:span text:style-name="T150">∉</text:span><text:span text:style-name="T90">Т</text:span><text:span text:style-name="T24">1</text:span><text:span text:style-name="T122">, </text:span><text:span text:style-name="T85">f</text:span><text:span text:style-name="T24">3</text:span><text:span text:style-name="T150">∉</text:span><text:span text:style-name="T92">L</text:span><text:span text:style-name="T122">, </text:span><text:span text:style-name="T85">f</text:span><text:span text:style-name="T24">4</text:span><text:span text:style-name="T150">∉</text:span><text:span text:style-name="T122">S? </text:span><text:span text:style-name="T109">Відповідь обґрунтувати.</text:span></text:p>
        </text:list-item>
        <text:list-item>
          <text:p text:style-name="P6"><text:span text:style-name="T75">Д</text:span><text:span text:style-name="T64">овести, що коли </text:span><text:span text:style-name="T65"><text:s/></text:span><text:span text:style-name="T85">f</text:span><text:span text:style-name="T159">∉</text:span><text:span text:style-name="T90">Т</text:span><text:span text:style-name="T13">0</text:span><text:span text:style-name="T159">∪</text:span><text:span text:style-name="T90">Т</text:span><text:span text:style-name="T13">1</text:span><text:span text:style-name="T159">∪</text:span><text:bookmark-start text:name="__DdeLink__608_141887944212"/><text:span text:style-name="T83">S</text:span><text:bookmark-end text:name="__DdeLink__608_141887944212"/><text:span text:style-name="T64">, то {</text:span><text:span text:style-name="T65"> </text:span><text:span text:style-name="T85">f</text:span><text:span text:style-name="T64">} − функціонально повна система.</text:span></text:p>
        </text:list-item>
        <text:list-item>
          <text:p text:style-name="P16"><text:span text:style-name="T193">Визначити довжину скороченої днф функції х</text:span><text:span text:style-name="T32">1</text:span><text:span text:style-name="T192">⊕</text:span><text:span text:style-name="T193">х</text:span><text:span text:style-name="T32">2</text:span><text:span text:style-name="T192">⊕ ... ⊕ </text:span><text:span text:style-name="T193">х</text:span><text:span text:style-name="T32">n</text:span><text:span text:style-name="T193">.</text:span></text:p>
        </text:list-item>
        <text:list-item>
          <text:p text:style-name="P13"><text:span text:style-name="T221">Дл</text:span>я БФ <text:span text:style-name="T1">f</text:span>(<text:span text:style-name="T1">x</text:span>, <text:span text:style-name="T1">y</text:span>, <text:span text:style-name="T1">z</text:span>)<text:span text:style-name="T1"> </text:span>= <text:bookmark-start text:name="__DdeLink__182_38829639611"/><text:span text:style-name="T46"><draw:frame draw:style-name="fr1" draw:name="Об'єкт20" text:anchor-type="as-char" svg:y="-0.1492in" svg:width="0.189in" svg:height="0.1854in" draw:z-index="2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bookmark-end text:name="__DdeLink__182_38829639611"/><text:span text:style-name="T1"><text:s/></text:span><text:span text:style-name="T56">⊕ </text:span><text:span text:style-name="T222">¬</text:span>(<text:span text:style-name="T47"><draw:frame draw:style-name="fr2" draw:name="Об'єкт13" text:anchor-type="as-char" svg:width="0.2008in" svg:height="0.1839in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8"> </text:span><text:span text:style-name="T51">→</text:span><text:span text:style-name="T45"> </text:span><text:span text:style-name="T52"><draw:frame draw:style-name="fr1" draw:name="Об'єкт8" text:anchor-type="as-char" svg:y="-0.1492in" svg:width="0.1783in" svg:height="0.1854in" draw:z-index="2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), <text:span text:style-name="T222">що задана аналітично,</text:span> <text:span text:style-name="T226">з</text:span><text:bookmark-start text:name="__DdeLink__188_9823469211"/>а допомогою рівносильних перетворень побудувати <text:span text:style-name="T226">рівну їй</text:span> Д<text:span text:style-name="T222">Д</text:span>НФ<text:bookmark-end text:name="__DdeLink__188_9823469211"/>.</text:p>
        </text:list-item>
        <text:list-item>
          <text:p text:style-name="P13"><text:span text:style-name="T172">Дл</text:span><text:span text:style-name="T64">я БФ </text:span><text:span text:style-name="T60">f</text:span><text:span text:style-name="T64">(</text:span><text:span text:style-name="T60">x</text:span><text:span text:style-name="T64">, </text:span><text:span text:style-name="T60">y</text:span><text:span text:style-name="T64">, </text:span><text:span text:style-name="T60">z</text:span><text:span text:style-name="T64">)</text:span><text:span text:style-name="T60"> </text:span><text:span text:style-name="T64">= </text:span><text:bookmark-start text:name="__DdeLink__182_3882963961"/><text:span text:style-name="T46"><draw:frame draw:style-name="fr1" draw:name="Об'єкт23" text:anchor-type="as-char" svg:y="-0.1492in" svg:width="0.189in" svg:height="0.1854in" draw:z-index="1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bookmark-end text:name="__DdeLink__182_3882963961"/><text:span text:style-name="T60"><text:s/></text:span><text:span text:style-name="T56">⊕ </text:span><text:span text:style-name="T203">¬</text:span><text:span text:style-name="T64">(</text:span><text:span text:style-name="T47"><draw:frame draw:style-name="fr2" draw:name="Об'єкт25" text:anchor-type="as-char" svg:width="0.2008in" svg:height="0.1839in" draw:z-index="18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 </text:span><text:span text:style-name="T51">→</text:span><text:span text:style-name="T45"> </text:span><text:span text:style-name="T52"><draw:frame draw:style-name="fr1" draw:name="Об'єкт28" text:anchor-type="as-char" svg:y="-0.1492in" svg:width="0.1783in" svg:height="0.1854in" draw:z-index="1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4">), </text:span><text:span text:style-name="T203">що задана аналітично </text:span><text:span text:style-name="T50">(див. попередню задачу)</text:span><text:span text:style-name="T203">,</text:span><text:span text:style-name="T64"> </text:span><text:span text:style-name="T204">з</text:span><text:bookmark-start text:name="__DdeLink__188_982346921"/><text:span text:style-name="T64">а допомогою рівносильних перетворень побудувати </text:span><text:span text:style-name="T204">рівну їй</text:span><text:span text:style-name="T64"> ДКНФ</text:span><text:bookmark-end text:name="__DdeLink__188_982346921"/><text:span text:style-name="T64">.</text:span></text:p>
          <text:p text:style-name="P24"/>
          <text:p text:style-name="P25"/>
        </text:list-item>
      </text:list>
      <text:p text:style-name="P2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09:42:53.732121789</meta:creation-date>
    <dc:date>2022-02-23T23:40:00.141251453</dc:date>
    <meta:editing-duration>PT1H3M26S</meta:editing-duration>
    <meta:editing-cycles>10</meta:editing-cycles>
    <meta:generator>LibreOffice/6.4.7.2$Linux_X86_64 LibreOffice_project/40$Build-2</meta:generator>
    <meta:document-statistic meta:table-count="0" meta:image-count="0" meta:object-count="23" meta:page-count="2" meta:paragraph-count="42" meta:word-count="736" meta:character-count="4406" meta:non-whitespace-character-count="3639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0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1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3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9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0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1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2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3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4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5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6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28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9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